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a8aa" officeooo:paragraph-rsid="0002a8aa"/>
    </style:style>
    <style:style style:name="P2" style:family="paragraph" style:parent-style-name="Text_20_body">
      <style:text-properties officeooo:rsid="0002a8aa" officeooo:paragraph-rsid="0002a8aa"/>
    </style:style>
    <style:style style:name="P3" style:family="paragraph" style:parent-style-name="Text_20_body">
      <style:paragraph-properties fo:break-before="page"/>
      <style:text-properties officeooo:rsid="0002a8aa" officeooo:paragraph-rsid="00049bf1"/>
    </style:style>
    <style:style style:name="P4" style:family="paragraph" style:parent-style-name="Text_20_body" style:list-style-name="L1"/>
    <style:style style:name="P5" style:family="paragraph" style:parent-style-name="Text_20_body" style:list-style-name="L2"/>
    <style:style style:name="P6" style:family="paragraph" style:parent-style-name="Standard">
      <style:paragraph-properties fo:break-before="page"/>
      <style:text-properties officeooo:rsid="00049bf1" officeooo:paragraph-rsid="00049bf1"/>
    </style:style>
    <style:style style:name="P7" style:family="paragraph" style:parent-style-name="Text_20_body">
      <style:text-properties officeooo:rsid="00049bf1" officeooo:paragraph-rsid="00049bf1"/>
    </style:style>
    <style:style style:name="P8" style:family="paragraph" style:parent-style-name="Text_20_body" style:list-style-name="L3"/>
    <style:style style:name="P9" style:family="paragraph" style:parent-style-name="Text_20_body" style:list-style-name="L4"/>
    <style:style style:name="P10" style:family="paragraph" style:parent-style-name="Standard">
      <style:text-properties officeooo:rsid="00049bf1" officeooo:paragraph-rsid="00049bf1"/>
    </style:style>
    <style:style style:name="T1" style:family="text">
      <style:text-properties officeooo:rsid="00049bf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licacion desarrollada en react native, código que permite desarrollar aplicaciones que funcionan en cualquier dispositivo, sin necesidad de adaptación.</text:p>
      <text:p text:style-name="P1">Se usa una IA, DeepSeek, de código abierto, que adaptaria la plataforma a la forma de interactuar los usuarios con ella de forma reactiva.</text:p>
      <text:p text:style-name="P1">Se compondria de varios apartados;<text:line-break/><text:tab/>- Compraventa entre usuarios.</text:p>
      <text:p text:style-name="P1"><text:tab/>- Donaciones</text:p>
      <text:p text:style-name="P1">Se agregaria un sistema de gestion de usuarios para ofrecer bonificaciones según el uso de la plataforma.</text:p>
      <text:p text:style-name="P1">En el apartado de donaciones, se puede gestionar haciendo convenios con asociaciones que ya dispongan de puntos de recogida.</text:p>
      <text:p text:style-name="P1"/>
      <text:p text:style-name="P2"><text:span text:style-name="Strong_20_Emphasis">Bienvenido a nuestra plataforma de comercio online circular!</text:span></text:p>
      <text:p text:style-name="Text_20_body">Inspirados por Luis Zahera, que aboga por la moda sostenible y la ropa de segunda mano, ofrecemos una plataforma única. Utilizando la inteligencia artificial DeepSeek, nuestra app se adapta proactivamente a las necesidades de los usuarios. Aquí puedes comprar, vender y donar artículos de manera responsable. Nuestro sistema de gestión de usuarios ofrece bonificaciones basadas en la participación en la plataforma. Además, colaboramos con asociaciones locales para facilitar las donaciones en puntos de recogida. ¡Únete a nosotros y promueve un consumo consciente y ecológico!</text:p>
      <text:p text:style-name="P1"/>
      <text:p text:style-name="P1"/>
      <text:p text:style-name="P2"><text:span text:style-name="Strong_20_Emphasis">Bienvenido a El Pulpo, nuestra plataforma de comercio online circular!</text:span></text:p>
      <text:p text:style-name="Text_20_body">Inspirados por Luis Zahera, defensor de la moda sostenible, ofrecemos una plataforma única. Utilizando la IA DeepSeek, nuestra app se adapta a las necesidades de los usuarios. Aquí puedes comprar, vender y donar artículos de manera responsable. Nuestro sistema de gestión de usuarios ofrece bonificaciones por participación. Además, colaboramos con asociaciones locales para facilitar las donaciones en puntos de recogida. Únete a nosotros y promueve un consumo consciente y ecológico con El Pulpo</text:p>
      <text:p text:style-name="P1"/>
      <text:p text:style-name="P1"/>
      <text:p text:style-name="P2"><text:span text:style-name="Strong_20_Emphasis">Descubre El Pulpo, la plataforma de comercio online circular desarrollada en React Native!</text:span></text:p>
      <text:p text:style-name="Text_20_body">Inspirados por el compromiso de Luis Zahera con la moda sostenible, hemos creado una aplicación innovadora. Nuestra plataforma, codificada en React Native, se adapta de manera proactiva a las necesidades de los usuarios gracias a la IA DeepSeek. En El Pulpo, puedes comprar, vender y donar artículos de forma responsable. Nuestro sistema de gestión de usuarios recompensa la participación con bonificaciones exclusivas. Además, colaboramos con asociaciones locales para facilitar las donaciones en puntos de recogida. Únete a El Pulpo y fomenta un consumo más consciente y ecológico.</text:p>
      <text:p text:style-name="P1"/>
      <text:p text:style-name="P1"/>
      <text:p text:style-name="P3"><text:span text:style-name="Strong_20_Emphasis"><text:span text:style-name="T1">1000 palabras.</text:span></text:span></text:p>
      <text:p text:style-name="P2"><text:span text:style-name="Strong_20_Emphasis">Descubre El Pulpo, la plataforma de comercio online circular desarrollada en React Native!</text:span></text:p>
      <text:p text:style-name="Text_20_body">En un mundo donde la sostenibilidad y el consumo responsable se han vuelto más importantes que nunca, El Pulpo se erige como una solución innovadora para quienes desean hacer su parte en la protección del medio ambiente. Inspirados por el compromiso del actor español Luis Zahera con la moda sostenible, hemos creado una plataforma que no solo facilita la compraventa y donación de artículos, sino que también promueve un estilo de vida más consciente y ecológico.</text:p>
      <text:p text:style-name="Text_20_body"><text:span text:style-name="Strong_20_Emphasis">¿Qué hace a El Pulpo tan especial?</text:span></text:p>
      <text:p text:style-name="Text_20_body"><text:span text:style-name="Strong_20_Emphasis">Desarrollada en React Native:</text:span> Nuestra aplicación está codificada en React Native, lo que garantiza una experiencia de usuario fluida y eficiente en cualquier dispositivo. React Native nos permite desarrollar una plataforma que se adapta rápidamente a las necesidades cambiantes de nuestros usuarios, ofreciendo una interfaz intuitiva y fácil de usar.</text:p>
      <text:p text:style-name="Text_20_body"><text:span text:style-name="Strong_20_Emphasis">IA avanzada con DeepSeek:</text:span> Utilizamos la inteligencia artificial DeepSeek para personalizar y optimizar la experiencia de cada usuario. DeepSeek analiza la forma en que los usuarios interactúan con la plataforma y adapta proactivamente la interfaz y las recomendaciones para satisfacer sus necesidades individuales. Esta tecnología nos permite ofrecer una experiencia más eficiente y gratificante para todos.</text:p>
      <text:p text:style-name="Text_20_body"><text:span text:style-name="Strong_20_Emphasis">Compraventa entre usuarios:</text:span> En El Pulpo, puedes comprar y vender artículos de segunda mano de manera fácil y segura. Nuestra plataforma te permite encontrar tesoros únicos y dar nueva vida a los objetos que ya no necesitas. Al fomentar la reutilización de productos, contribuimos a reducir el desperdicio y la demanda de nuevos recursos, lo que a su vez disminuye nuestro impacto ambiental.</text:p>
      <text:p text:style-name="Text_20_body"><text:span text:style-name="Strong_20_Emphasis">Donaciones:</text:span> Además de la compraventa, El Pulpo facilita las donaciones a asociaciones locales y puntos de recogida. Nuestra colaboración con diversas organizaciones nos permite ofrecer una red de apoyo sólida para aquellos que desean donar artículos en buen estado. Las donaciones no solo ayudan a quienes lo necesitan, sino que también promueven un ciclo de vida más largo para los productos, reduciendo así el impacto ambiental.</text:p>
      <text:p text:style-name="Text_20_body"><text:span text:style-name="Strong_20_Emphasis">Sistema de gestión de usuarios:</text:span> En El Pulpo, valoramos la participación activa de nuestros usuarios. Por ello, hemos implementado un sistema de gestión de usuarios que ofrece bonificaciones y recompensas basadas en la participación en la plataforma. Cuanto más uses El Pulpo, más beneficios obtendrás. Esto no solo incentiva el uso responsable de la plataforma, sino que también crea una comunidad comprometida y activa.</text:p>
      <text:p text:style-name="Text_20_body"><text:span text:style-name="Strong_20_Emphasis">Compromiso con la moda sostenible:</text:span> Inspirados por Luis Zahera, quien es conocido por su compromiso con la moda sostenible y su preferencia por la ropa de segunda mano, hemos integrado estos valores en el núcleo de nuestra plataforma. Creemos que un consumo más consciente y ecológico es fundamental para proteger nuestro planeta. Al optar por productos de segunda mano y donar artículos en buen estado, contribuimos a reducir la huella de carbono y a preservar los recursos naturales.</text:p>
      <text:p text:style-name="Text_20_body"><text:span text:style-name="Strong_20_Emphasis">Colaboración con asociaciones locales:</text:span> Nuestra red de asociaciones y puntos de recogida nos permite facilitar las donaciones de manera eficiente. Trabajamos con organizaciones locales que ya disponen de infraestructura para recibir y distribuir donaciones, asegurándonos de que los artículos <text:soft-page-break/>lleguen a quienes más los necesitan. Esta colaboración también fortalece el sentido de comunidad y apoyo mutuo entre nuestros usuarios.</text:p>
      <text:p text:style-name="Text_20_body"><text:span text:style-name="Strong_20_Emphasis">Beneficios adicionales de El Pulpo:</text:span></text:p>
      <text:list text:style-name="L1">
        <text:list-item>
          <text:p text:style-name="P4"><text:span text:style-name="Strong_20_Emphasis">Reducción del desperdicio:</text:span> Al fomentar la reutilización y donación de artículos, contribuimos a reducir la cantidad de residuos que terminan en vertederos. Esto no solo ayuda a preservar el medio ambiente, sino que también promueve un estilo de vida más consciente y sostenible.</text:p>
        </text:list-item>
        <text:list-item>
          <text:p text:style-name="P4"><text:span text:style-name="Strong_20_Emphasis">Ahorro económico:</text:span> Comprar artículos de segunda mano en El Pulpo te permite ahorrar dinero sin sacrificar la calidad. Nuestra plataforma ofrece una amplia variedad de productos en buen estado a precios accesibles, lo que hace que el consumo responsable sea asequible para todos.</text:p>
        </text:list-item>
        <text:list-item>
          <text:p text:style-name="P4"><text:span text:style-name="Strong_20_Emphasis">Accesibilidad:</text:span> El Pulpo está disponible en múltiples dispositivos gracias a su desarrollo en React Native. Esto garantiza que cualquier persona, sin importar el dispositivo que utilice, pueda acceder a nuestra plataforma y disfrutar de una experiencia de usuario fluida.</text:p>
        </text:list-item>
        <text:list-item>
          <text:p text:style-name="P4"><text:span text:style-name="Strong_20_Emphasis">Seguridad y confianza:</text:span> En El Pulpo, nos tomamos muy en serio la seguridad de nuestros usuarios. Implementamos medidas de seguridad robustas para proteger la información personal y garantizar transacciones seguras. Nuestro sistema de valoración y comentarios también ayuda a mantener una comunidad confiable y respetuosa.</text:p>
        </text:list-item>
      </text:list>
      <text:p text:style-name="Text_20_body"><text:span text:style-name="Strong_20_Emphasis">Únete a El Pulpo y promueve un consumo consciente y ecológico:</text:span></text:p>
      <text:p text:style-name="Text_20_body">El Pulpo no es solo una plataforma de comercio online, sino una comunidad de personas comprometidas con un estilo de vida sostenible y responsable. Al unirte a nosotros, te conviertes en parte de un movimiento que busca reducir el impacto ambiental y promover la reutilización y donación de artículos. Juntos, podemos hacer una diferencia significativa en la protección de nuestro planeta y en la construcción de un futuro más sostenible.</text:p>
      <text:p text:style-name="Text_20_body"><text:span text:style-name="Strong_20_Emphasis">Cómo empezar:</text:span></text:p>
      <text:list text:style-name="L2">
        <text:list-item>
          <text:p text:style-name="P5"><text:span text:style-name="Strong_20_Emphasis">Descarga la app:</text:span> El Pulpo está disponible para su descarga en dispositivos iOS y Android. Simplemente visita la App Store o Google Play Store y busca "El Pulpo".</text:p>
        </text:list-item>
        <text:list-item>
          <text:p text:style-name="P5"><text:span text:style-name="Strong_20_Emphasis">Regístrate:</text:span> Crea una cuenta en El Pulpo proporcionando algunos datos básicos. Nuestro proceso de registro es rápido y sencillo, lo que te permitirá comenzar a utilizar la plataforma en cuestión de minutos.</text:p>
        </text:list-item>
        <text:list-item>
          <text:p text:style-name="P5"><text:span text:style-name="Strong_20_Emphasis">Explora la plataforma:</text:span> Navega por nuestra amplia selección de productos de segunda mano y descubre tesoros únicos. También puedes listar tus propios artículos para vender o donar a través de nuestra interfaz intuitiva.</text:p>
        </text:list-item>
        <text:list-item>
          <text:p text:style-name="P5"><text:span text:style-name="Strong_20_Emphasis">Participa y gana recompensas:</text:span> Utiliza El Pulpo regularmente y acumula bonificaciones por tu participación. Cuanto más uses la plataforma, más beneficios obtendrás.</text:p>
        </text:list-item>
      </text:list>
      <text:p text:style-name="P1"/>
      <text:p text:style-name="P6">1000 palabras</text:p>
      <text:p text:style-name="P7"><text:span text:style-name="Strong_20_Emphasis">Descubre El Pulpo, la plataforma de comercio online circular desarrollada en React Native!</text:span></text:p>
      <text:p text:style-name="Text_20_body">En un mundo donde la sostenibilidad y el consumo responsable se han vuelto más importantes que nunca, El Pulpo se erige como una solución innovadora para quienes desean hacer su parte en la protección del medio ambiente. Inspirados por el compromiso del actor español Luis Zahera con la moda sostenible, hemos creado una plataforma que no solo facilita la compraventa y donación de artículos, sino que también promueve un estilo de vida más consciente y ecológico.</text:p>
      <text:p text:style-name="Text_20_body"><text:span text:style-name="Strong_20_Emphasis">¿Qué hace a El Pulpo tan especial?</text:span></text:p>
      <text:p text:style-name="Text_20_body"><text:span text:style-name="Strong_20_Emphasis">Desarrollada en React Native:</text:span> Nuestra aplicación está codificada en React Native, lo que garantiza una experiencia de usuario fluida y eficiente en cualquier dispositivo, ya sea móvil, tableta o escritorio. React Native nos permite desarrollar una plataforma que se adapta rápidamente a las necesidades cambiantes de nuestros usuarios, ofreciendo una interfaz intuitiva y fácil de usar.</text:p>
      <text:p text:style-name="Text_20_body"><text:span text:style-name="Strong_20_Emphasis">IA avanzada con DeepSeek:</text:span> Utilizamos la inteligencia artificial DeepSeek para personalizar y optimizar la experiencia de cada usuario. DeepSeek analiza la forma en que los usuarios interactúan con la plataforma y adapta proactivamente la interfaz y las recomendaciones para satisfacer sus necesidades individuales. Esta tecnología nos permite ofrecer una experiencia más eficiente y gratificante para todos.</text:p>
      <text:p text:style-name="Text_20_body"><text:span text:style-name="Strong_20_Emphasis">Compraventa entre usuarios:</text:span> En El Pulpo, puedes comprar y vender artículos de segunda mano de manera fácil y segura. Nuestra plataforma te permite encontrar tesoros únicos y dar nueva vida a los objetos que ya no necesitas. Al fomentar la reutilización de productos, contribuimos a reducir el desperdicio y la demanda de nuevos recursos, lo que a su vez disminuye nuestro impacto ambiental.</text:p>
      <text:p text:style-name="Text_20_body"><text:span text:style-name="Strong_20_Emphasis">Donaciones:</text:span> Además de la compraventa, El Pulpo facilita las donaciones a asociaciones locales y puntos de recogida. Nuestra colaboración con diversas organizaciones nos permite ofrecer una red de apoyo sólida para aquellos que desean donar artículos en buen estado. Las donaciones no solo ayudan a quienes lo necesitan, sino que también promueven un ciclo de vida más largo para los productos, reduciendo así el impacto ambiental.</text:p>
      <text:p text:style-name="Text_20_body"><text:span text:style-name="Strong_20_Emphasis">Sistema de gestión de usuarios:</text:span> En El Pulpo, valoramos la participación activa de nuestros usuarios. Por ello, hemos implementado un sistema de gestión de usuarios que ofrece bonificaciones y recompensas basadas en la participación en la plataforma. Cuanto más uses El Pulpo, más beneficios obtendrás. Esto no solo incentiva el uso responsable de la plataforma, sino que también crea una comunidad comprometida y activa.</text:p>
      <text:p text:style-name="Text_20_body"><text:span text:style-name="Strong_20_Emphasis">Compromiso con la moda sostenible:</text:span> Inspirados por Luis Zahera, quien es conocido por su compromiso con la moda sostenible y su preferencia por la ropa de segunda mano, hemos integrado estos valores en el núcleo de nuestra plataforma. Creemos que un consumo más consciente y ecológico es fundamental para proteger nuestro planeta. Al optar por productos de segunda mano y donar artículos en buen estado, contribuimos a reducir la huella de carbono y a preservar los recursos naturales.</text:p>
      <text:p text:style-name="Text_20_body"><text:span text:style-name="Strong_20_Emphasis">Colaboración con asociaciones locales:</text:span> Nuestra red de asociaciones y puntos de recogida nos permite facilitar las donaciones de manera eficiente. Trabajamos con organizaciones locales que ya disponen de infraestructura para recibir y distribuir donaciones, asegurándonos de que los artículos lleguen a quienes más los necesitan. Esta colaboración también fortalece el sentido de comunidad y apoyo mutuo entre nuestros usuarios.</text:p>
      <text:p text:style-name="Text_20_body"><text:soft-page-break/><text:span text:style-name="Strong_20_Emphasis">Beneficios adicionales de El Pulpo:</text:span></text:p>
      <text:list text:style-name="L3">
        <text:list-item>
          <text:p text:style-name="P8"><text:span text:style-name="Strong_20_Emphasis">Reducción del desperdicio:</text:span> Al fomentar la reutilización y donación de artículos, contribuimos a reducir la cantidad de residuos que terminan en vertederos. Esto no solo ayuda a preservar el medio ambiente, sino que también promueve un estilo de vida más consciente y sostenible.</text:p>
        </text:list-item>
        <text:list-item>
          <text:p text:style-name="P8"><text:span text:style-name="Strong_20_Emphasis">Ahorro económico:</text:span> Comprar artículos de segunda mano en El Pulpo te permite ahorrar dinero sin sacrificar la calidad. Nuestra plataforma ofrece una amplia variedad de productos en buen estado a precios accesibles, lo que hace que el consumo responsable sea asequible para todos.</text:p>
        </text:list-item>
        <text:list-item>
          <text:p text:style-name="P8"><text:span text:style-name="Strong_20_Emphasis">Accesibilidad:</text:span> El Pulpo está disponible en múltiples dispositivos gracias a su desarrollo en React Native. Esto garantiza que cualquier persona, sin importar el dispositivo que utilice, pueda acceder a nuestra plataforma y disfrutar de una experiencia de usuario fluida.</text:p>
        </text:list-item>
        <text:list-item>
          <text:p text:style-name="P8"><text:span text:style-name="Strong_20_Emphasis">Seguridad y confianza:</text:span> En El Pulpo, nos tomamos muy en serio la seguridad de nuestros usuarios. Implementamos medidas de seguridad robustas para proteger la información personal y garantizar transacciones seguras. Nuestro sistema de valoración y comentarios también ayuda a mantener una comunidad confiable y respetuosa.</text:p>
        </text:list-item>
      </text:list>
      <text:p text:style-name="Text_20_body"><text:span text:style-name="Strong_20_Emphasis">Únete a El Pulpo y promueve un consumo consciente y ecológico:</text:span></text:p>
      <text:p text:style-name="Text_20_body">El Pulpo no es solo una plataforma de comercio online, sino una comunidad de personas comprometidas con un estilo de vida sostenible y responsable. Al unirte a nosotros, te conviertes en parte de un movimiento que busca reducir el impacto ambiental y promover la reutilización y donación de artículos. Juntos, podemos hacer una diferencia significativa en la protección de nuestro planeta y en la construcción de un futuro más sostenible.</text:p>
      <text:p text:style-name="Text_20_body"><text:span text:style-name="Strong_20_Emphasis">Cómo empezar:</text:span></text:p>
      <text:list text:style-name="L4">
        <text:list-item>
          <text:p text:style-name="P9"><text:span text:style-name="Strong_20_Emphasis">Descarga la app:</text:span> El Pulpo está disponible para su descarga en dispositivos iOS, Android y también para ordenadores de escritorio. Simplemente visita la App Store, Google Play Store o nuestra página web oficial y busca "El Pulpo".</text:p>
        </text:list-item>
        <text:list-item>
          <text:p text:style-name="P9"><text:span text:style-name="Strong_20_Emphasis">Regístrate:</text:span> Crea una cuenta en El Pulpo proporcionando algunos datos básicos. Nuestro proceso de registro es rápido y sencillo, lo que te permitirá comenzar a utilizar la plataforma en cuestión de minutos.</text:p>
        </text:list-item>
        <text:list-item>
          <text:p text:style-name="P9"><text:span text:style-name="Strong_20_Emphasis">Explora la plataforma:</text:span> Navega por nuestra amplia selección de productos de segunda mano y descubre tesoros únicos. También puedes listar tus propios artículos para vender o donar a través de nuestra interfaz intuitiva.</text:p>
        </text:list-item>
        <text:list-item>
          <text:p text:style-name="P9"><text:span text:style-name="Strong_20_Emphasis">Participa y gana recompensas:</text:span> Utiliza El Pulpo regularmente y acumula bonificaciones por tu participación. Cuanto más uses la plataforma, más beneficios obtendrás.</text:p>
        </text:list-item>
      </text:list>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3T13:01:27.117000000</meta:creation-date>
    <dc:date>2025-02-03T13:40:33.762000000</dc:date>
    <meta:editing-duration>PT5M32S</meta:editing-duration>
    <meta:editing-cycles>1</meta:editing-cycles>
    <meta:document-statistic meta:table-count="0" meta:image-count="0" meta:object-count="0" meta:page-count="5" meta:paragraph-count="58" meta:word-count="2210" meta:character-count="14502" meta:non-whitespace-character-count="12364"/>
    <meta:generator>LibreOffice/24.8.4.2$Windows_X86_64 LibreOffice_project/bb3cfa12c7b1bf994ecc5649a80400d06cd71002</meta:generator>
  </office:meta>
</office:document-meta>
</file>